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1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Initial Tag</text:p>
          </table:table-cell>
          <table:table-cell office:value-type="string" calcext:value-type="string">
            <text:p>Gold Tag</text:p>
          </table:table-cell>
          <table:table-cell office:value-type="string" calcext:value-type="string">
            <text:p>Errors</text:p>
          </table:table-cell>
          <table:table-cell/>
        </table:table-row>
        <table:table-row table:style-name="ro1">
          <table:table-cell table:number-columns-repeated="3"/>
          <table:table-cell table:formula="of:=5219-SUMPRODUCT([.B3:.B5214]=[.C3:.C5214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ello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com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fici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gen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d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 text:c="2"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dth-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th-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ng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tor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tor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o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v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m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tor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how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o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du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ta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ta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n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–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EX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t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led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office:value-type="string" calcext:value-type="string">
            <text:p><text:s/>CC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t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bo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o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bo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<text:s/>VBD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ib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o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[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scern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]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t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m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ning </text:p>
          </table:table-cell>
          <table:table-cell office:value-type="string" calcext:value-type="string">
            <text:p><text:s/>VBG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<text:s/>CD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office:value-type="string" calcext:value-type="string">
            <text:p><text:s/>RBS</text:p>
          </table:table-cell>
          <table:table-cell office:value-type="string" calcext:value-type="string">
            <text:p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t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h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dth-fir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d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d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uid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wa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office:value-type="string" calcext:value-type="string">
            <text:p><text:s/>EX</text:p>
          </table:table-cell>
          <table:table-cell office:value-type="string" calcext:value-type="string">
            <text:p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b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e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–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i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e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uss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il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self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wi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e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men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e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o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r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g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office:value-type="string" calcext:value-type="string">
            <text:p><text:s/>CC</text:p>
          </table:table-cell>
          <table:table-cell office:value-type="string" calcext:value-type="string">
            <text:p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ck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ck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office:value-type="string" calcext:value-type="string">
            <text:p><text:s/>PRP</text:p>
          </table:table-cell>
          <table:table-cell office:value-type="string" calcext:value-type="string">
            <text:p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roun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ng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de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id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p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ri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ever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ever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i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a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o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ever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istic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mb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ck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b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te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mat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im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n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paro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paro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mber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paro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te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ious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o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selve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ever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wa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t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g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rb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stru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rb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na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led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o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a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r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pe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lor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espec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th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b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t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te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os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fi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urist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sent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ar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ib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rb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ct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i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9:56:25.995492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12:27:44.447584710</meta:creation-date>
    <dc:date>2020-04-27T21:20:55.252908390</dc:date>
    <meta:editing-duration>PT48M</meta:editing-duration>
    <meta:editing-cycles>6</meta:editing-cycles>
    <meta:generator>LibreOffice/6.4.2.2$Linux_X86_64 LibreOffice_project/40$Build-2</meta:generator>
    <meta:document-statistic meta:table-count="1" meta:cell-count="15641" meta:object-count="0"/>
  </office:meta>
</office:document-meta>
</file>